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fbe" officeooo:paragraph-rsid="00026f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bc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7:44:05.776189179</meta:creation-date>
    <dc:date>2021-02-17T17:44:42.621439560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0.3.1$Linux_X86_64 LibreOffice_project/00$Build-1</meta:generator>
  </office:meta>
</office:document-meta>
</file>